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verdana" svg:font-family="verdana, 'Trebuchet MS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6.956cm" fo:break-before="page" table:align="left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3.388cm"/>
    </style:style>
    <style:style style:name="Таблица1.E" style:family="table-column">
      <style:table-column-properties style:column-width="3.3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b6315"/>
    </style:style>
    <style:style style:name="P2" style:family="paragraph" style:parent-style-name="Table_20_Contents">
      <style:text-properties officeooo:paragraph-rsid="000fa926"/>
    </style:style>
    <style:style style:name="P3" style:family="paragraph" style:parent-style-name="Table_20_Contents">
      <style:text-properties officeooo:paragraph-rsid="00131a37"/>
    </style:style>
    <style:style style:name="P4" style:family="paragraph" style:parent-style-name="Table_20_Contents">
      <style:text-properties officeooo:rsid="000b6315" officeooo:paragraph-rsid="000b6315"/>
    </style:style>
    <style:style style:name="P5" style:family="paragraph" style:parent-style-name="Table_20_Contents">
      <style:text-properties officeooo:rsid="000f055c" officeooo:paragraph-rsid="000f055c"/>
    </style:style>
    <style:style style:name="P6" style:family="paragraph" style:parent-style-name="Table_20_Contents">
      <style:text-properties officeooo:rsid="000fa926" officeooo:paragraph-rsid="000fa926"/>
    </style:style>
    <style:style style:name="P7" style:family="paragraph" style:parent-style-name="Table_20_Contents">
      <style:text-properties officeooo:rsid="00131a37"/>
    </style:style>
    <style:style style:name="P8" style:family="paragraph" style:parent-style-name="Table_20_Contents">
      <style:text-properties officeooo:rsid="00131a37" officeooo:paragraph-rsid="00131a37"/>
    </style:style>
    <style:style style:name="P9" style:family="paragraph" style:parent-style-name="Table_20_Contents">
      <style:text-properties officeooo:rsid="0012bcd8"/>
    </style:style>
    <style:style style:name="P10" style:family="paragraph" style:parent-style-name="Table_20_Contents">
      <style:text-properties officeooo:paragraph-rsid="0017dcfd"/>
    </style:style>
    <style:style style:name="P11" style:family="paragraph" style:parent-style-name="Table_20_Contents">
      <style:text-properties officeooo:paragraph-rsid="0019bce0"/>
    </style:style>
    <style:style style:name="P12" style:family="paragraph" style:parent-style-name="Table_20_Contents">
      <style:text-properties officeooo:paragraph-rsid="0019d265"/>
    </style:style>
    <style:style style:name="P13" style:family="paragraph" style:parent-style-name="Table_20_Contents">
      <style:text-properties officeooo:paragraph-rsid="001d6998"/>
    </style:style>
    <style:style style:name="P14" style:family="paragraph" style:parent-style-name="Standard">
      <style:text-properties officeooo:rsid="0009de0d"/>
    </style:style>
    <style:style style:name="P15" style:family="paragraph" style:parent-style-name="Table_20_Contents">
      <style:paragraph-properties fo:margin-left="0cm" fo:margin-right="0cm" style:line-height-at-least="0.423cm" fo:orphans="2" fo:widows="2" fo:text-indent="0cm" style:auto-text-indent="false"/>
    </style:style>
    <style:style style:name="P1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P18" style:family="paragraph" style:parent-style-name="Text_20_body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7.59999990463257pt" fo:letter-spacing="normal" fo:font-style="normal" fo:font-weight="normal" fo:background-color="transparent"/>
    </style:style>
    <style:style style:name="P19" style:family="paragraph" style:parent-style-name="Text_20_body" style:list-style-name="L1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P20" style:family="paragraph" style:parent-style-name="Table_20_Contents">
      <style:text-properties fo:font-variant="normal" fo:text-transform="none" fo:color="#000000" style:font-name="sans-serif" fo:font-size="8.19999980926514pt" fo:letter-spacing="normal" fo:font-style="normal" fo:font-weight="normal" officeooo:rsid="0017dcfd" officeooo:paragraph-rsid="0017dcfd"/>
    </style:style>
    <style:style style:name="P21" style:family="paragraph" style:parent-style-name="Table_20_Contents">
      <style:text-properties officeooo:rsid="00187a9f" officeooo:paragraph-rsid="00187a9f"/>
    </style:style>
    <style:style style:name="P22" style:family="paragraph" style:parent-style-name="Table_20_Contents">
      <style:text-properties officeooo:rsid="0019d265" officeooo:paragraph-rsid="0019d265"/>
    </style:style>
    <style:style style:name="P23" style:family="paragraph" style:parent-style-name="Table_20_Contents">
      <style:text-properties fo:color="#000000" fo:background-color="transparent"/>
    </style:style>
    <style:style style:name="P24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sans-serif" fo:font-size="8.19999980926514pt" fo:letter-spacing="normal" fo:font-style="normal" fo:font-weight="normal" officeooo:rsid="002218a7"/>
    </style:style>
    <style:style style:name="T1" style:family="text">
      <style:text-properties officeooo:rsid="0009de0d"/>
    </style:style>
    <style:style style:name="T2" style:family="text">
      <style:text-properties officeooo:rsid="000f055c"/>
    </style:style>
    <style:style style:name="T3" style:family="text">
      <style:text-properties officeooo:rsid="0012bcd8"/>
    </style:style>
    <style:style style:name="T4" style:family="text">
      <style:text-properties officeooo:rsid="00131a37"/>
    </style:style>
    <style:style style:name="T5" style:family="text">
      <style:text-properties officeooo:rsid="00145b59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45b59"/>
    </style:style>
    <style:style style:name="T8" style:family="text">
      <style:text-properties fo:font-variant="normal" fo:text-transform="none" fo:color="#000000" fo:letter-spacing="normal" officeooo:rsid="0017dcfd"/>
    </style:style>
    <style:style style:name="T9" style:family="text"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T10" style:family="text">
      <style:text-properties fo:font-variant="normal" fo:text-transform="none" fo:color="#000000" style:font-name="sans-serif" fo:font-size="8.19999980926514pt" fo:letter-spacing="normal" fo:font-style="normal" fo:font-weight="normal" officeooo:rsid="0017dcfd"/>
    </style:style>
    <style:style style:name="T11" style:family="text">
      <style:text-properties fo:font-variant="normal" fo:text-transform="none" fo:color="#000000" style:font-name="sans-serif" fo:font-size="8.19999980926514pt" fo:letter-spacing="normal" fo:font-style="normal" fo:font-weight="normal" officeooo:rsid="0019d265"/>
    </style:style>
    <style:style style:name="T12" style:family="text">
      <style:text-properties fo:font-variant="normal" fo:text-transform="none" fo:color="#000000" style:font-name="sans-serif" fo:font-size="8.19999980926514pt" fo:letter-spacing="normal" fo:font-style="normal" fo:font-weight="normal" officeooo:rsid="001ed84a"/>
    </style:style>
    <style:style style:name="T13" style:family="text">
      <style:text-properties fo:font-variant="normal" fo:text-transform="none" fo:color="#000000" style:font-name="sans-serif" fo:font-size="8.19999980926514pt" fo:letter-spacing="normal" fo:font-style="normal" fo:font-weight="normal" officeooo:rsid="00202cb3"/>
    </style:style>
    <style:style style:name="T14" style:family="text">
      <style:text-properties fo:font-variant="normal" fo:text-transform="none" fo:color="#000000" style:font-name="sans-serif" fo:font-size="8.19999980926514pt" fo:letter-spacing="normal" fo:font-style="italic" fo:font-weight="normal" officeooo:rsid="0017dcfd"/>
    </style:style>
    <style:style style:name="T15" style:family="text">
      <style:text-properties fo:font-variant="normal" fo:text-transform="none" fo:color="#000000" style:text-line-through-style="none" style:font-name="sans-serif" fo:font-size="8.19999980926514pt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0b0080" style:text-line-through-style="none" style:font-name="sans-serif" fo:font-size="8.19999980926514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0b0080" style:text-line-through-style="none" style:font-name="sans-serif" fo:font-size="8.19999980926514pt" fo:letter-spacing="normal" fo:font-style="normal" style:text-underline-style="none" fo:font-weight="normal" officeooo:rsid="0019d265" style:text-blinking="false" fo:background-color="#ffffff"/>
    </style:style>
    <style:style style:name="T18" style:family="text">
      <style:text-properties fo:font-variant="normal" fo:text-transform="none" fo:color="#0b0080" style:font-name="sans-serif" fo:font-size="8.19999980926514pt" fo:letter-spacing="normal" fo:font-style="normal" style:text-underline-style="solid" style:text-underline-width="auto" style:text-underline-color="font-color" fo:font-weight="normal" fo:background-color="#ffffff"/>
    </style:style>
    <style:style style:name="T19" style:family="text">
      <style:text-properties officeooo:rsid="0017dcfd"/>
    </style:style>
    <style:style style:name="T20" style:family="text">
      <style:text-properties officeooo:rsid="001a987b"/>
    </style:style>
    <style:style style:name="T21" style:family="text">
      <style:text-properties officeooo:rsid="001c614f"/>
    </style:style>
    <style:style style:name="T22" style:family="text">
      <style:text-properties officeooo:rsid="001d6998"/>
    </style:style>
    <style:style style:name="T23" style:family="text">
      <style:text-properties fo:font-style="italic"/>
    </style:style>
    <style:style style:name="T24" style:family="text">
      <style:text-properties officeooo:rsid="0026e0c4"/>
    </style:style>
    <style:style style:name="T25" style:family="text">
      <style:text-properties officeooo:rsid="0027bc54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сихология <text:span text:style-name="T1">28.09.12</text:span></text:p>
      <text:p text:style-name="P14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>
          <table:table-cell table:style-name="Таблица1.A1" office:value-type="string">
            <text:p text:style-name="P4">Название</text:p>
          </table:table-cell>
          <table:table-cell table:style-name="Таблица1.A1" office:value-type="string">
            <text:p text:style-name="P1">Историческая справка. <text:s/></text:p>
          </table:table-cell>
          <table:table-cell table:style-name="Таблица1.A1" office:value-type="string">
            <text:p text:style-name="P1">Предмет психологии</text:p>
          </table:table-cell>
          <table:table-cell table:style-name="Таблица1.A1" office:value-type="string">
            <text:p text:style-name="P1">Частный предмет и методологические концепции</text:p>
          </table:table-cell>
          <table:table-cell table:style-name="Таблица1.E1" office:value-type="string">
            <text:p text:style-name="P1">Основные концепции</text:p>
          </table:table-cell>
        </table:table-row>
        <table:table-row>
          <table:table-cell table:style-name="Таблица1.A2" office:value-type="string">
            <text:p text:style-name="Table_20_Contents">Психология Вундта</text:p>
          </table:table-cell>
          <table:table-cell table:style-name="Таблица1.A2" office:value-type="string">
            <text:p text:style-name="P5">1879г <text:s/>Лейпциг</text:p>
          </table:table-cell>
          <table:table-cell table:style-name="Таблица1.A2" office:value-type="string">
            <text:p text:style-name="Table_20_Contents">Сознание</text:p>
          </table:table-cell>
          <table:table-cell table:style-name="Таблица1.A2" office:value-type="string">
            <text:p text:style-name="Table_20_Contents">Приоритет наследственности. Приоритет сознательного.</text:p>
            <text:p text:style-name="Table_20_Contents">Выделил основные процессы<text:span text:style-name="T2">(мышление, эмоции, сознание, поведение, самоосознание)</text:span></text:p>
          </table:table-cell>
          <table:table-cell table:style-name="Таблица1.E2" office:value-type="string">
            <text:p text:style-name="Table_20_Contents">Механистическая картина мира <text:span text:style-name="T20">(определение составляющих психики)</text:span></text:p>
          </table:table-cell>
        </table:table-row>
        <table:table-row>
          <table:table-cell table:style-name="Таблица1.A2" office:value-type="string">
            <text:p text:style-name="Table_20_Contents">Бихевиоризм</text:p>
          </table:table-cell>
          <table:table-cell table:style-name="Таблица1.A2" office:value-type="string">
            <text:p text:style-name="P6">1913, Джеймс Уотсон, Эдвард <text:s/>Торндайт</text:p>
          </table:table-cell>
          <table:table-cell table:style-name="Таблица1.A2" office:value-type="string">
            <text:p text:style-name="Table_20_Contents">Поведение</text:p>
          </table:table-cell>
          <table:table-cell table:style-name="Таблица1.A2" office:value-type="string">
            <text:p text:style-name="Table_20_Contents"><text:span text:style-name="T3">Поиск проблемы осуществляется эмпирическим путём(путём проб и ошибок), закон подкрепления</text:span><text:span text:style-name="T4">(положительные опыты стремиться повторить),</text:span></text:p>
            <text:p text:style-name="P7">Радость+Счастье = Любовь</text:p>
          </table:table-cell>
          <table:table-cell table:style-name="Таблица1.E2" office:value-type="string">
            <text:p text:style-name="Table_20_Contents">Отрицает познание сознания. Принцип вектальности<text:span text:style-name="T3">(животное поведение)</text:span></text:p>
            <text:p text:style-name="P9"/>
          </table:table-cell>
        </table:table-row>
        <table:table-row>
          <table:table-cell table:style-name="Таблица1.A2" office:value-type="string">
            <text:p text:style-name="P8">Необихевиоризм</text:p>
          </table:table-cell>
          <table:table-cell table:style-name="Таблица1.A2" office:value-type="string">
            <text:p text:style-name="P2">Толман<text:span text:style-name="T5">, Скиннер</text:span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тимул<text:span text:style-name="T5">(Внутренний и внешний), Драйв, активность человека спровоцирована внутренними факторами, бессознательное поведение</text:span>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Гештальтпсихология</text:p>
          </table:table-cell>
          <table:table-cell table:style-name="Таблица1.A2" office:value-type="string">
            <text:p text:style-name="P2"><text:span text:style-name="T7">1912</text:span><text:span text:style-name="T6"> </text:span><text:a xlink:type="simple" xlink:href="http://ru.wikipedia.org/wiki/Вертгеймер,_Макс">Максом Вертгеймером</text:a><text:span text:style-name="T16">, в настоящее время существует как психотерапевтика</text:span></text:p>
          </table:table-cell>
          <table:table-cell table:style-name="Таблица1.A2" office:value-type="string">
            <text:p text:style-name="Table_20_Contents">Целостность<text:span text:style-name="T25">, прицессы познания</text:span></text:p>
          </table:table-cell>
          <table:table-cell table:style-name="Таблица1.A2" office:value-type="string">
            <text:p text:style-name="Table_20_Contents">Близость, схожесть, целостность, замкнутость, смежность, общая зона, «сначала общее, потом частное», принцип фона и фигур, принципы <text:soft-page-break/>пригрнантности, </text:p>
          </table:table-cell>
          <table:table-cell table:style-name="Таблица1.E2" office:value-type="string">
            <text:p text:style-name="Table_20_Contents">Представители этой психологии описали иллюзии восприятия</text:p>
          </table:table-cell>
        </table:table-row>
        <table:table-row>
          <table:table-cell table:style-name="Таблица1.A2" office:value-type="string">
            <text:p text:style-name="P3">Психоанализ</text:p>
          </table:table-cell>
          <table:table-cell table:style-name="Таблица1.A2" office:value-type="string">
            <text:p text:style-name="P2"><text:span text:style-name="T20">1923г</text:span><text:span text:style-name="T19">, Фрейд, Юнг, Адлер</text:span></text:p>
          </table:table-cell>
          <table:table-cell table:style-name="Таблица1.A2" office:value-type="string">
            <text:p text:style-name="Table_20_Contents">Бессознательное</text:p>
          </table:table-cell>
          <table:table-cell table:style-name="Таблица1.A2" office:value-type="string">
            <text:p text:style-name="P13">«Оно<text:span text:style-name="T21">(животное</text:span><text:span text:style-name="T22">, бессознательное</text:span><text:span text:style-name="T21">)</text:span>, я<text:span text:style-name="T21">(человек, сознательное)</text:span>, сверх<text:span text:style-name="T19">-я</text:span><text:span text:style-name="T21">(общество, предсознание)</text:span><text:span text:style-name="T19">», </text:span><text:span text:style-name="T10">анализ бессознательного, проявлений </text:span><text:span text:style-name="T14">переноса</text:span><text:span text:style-name="T8"> </text:span><text:span text:style-name="T10">и </text:span><text:span text:style-name="T14">сопротивления</text:span><text:span text:style-name="T10">, посредством техник </text:span><text:span text:style-name="T14">интерпретации</text:span><text:span text:style-name="T8"> </text:span><text:span text:style-name="T10">и </text:span><text:span text:style-name="T14">проработки</text:span><text:span text:style-name="T10">. Цель психоаналитика — помочь освобождению пациента от скрытых механизмов, создающих конфликты в психике, то есть от привычных шаблонов, не пригодных или создающих специфические конфликты в реализации желаний и в адаптации к обществу.</text:span></text:p>
          </table:table-cell>
          <table:table-cell table:style-name="Таблица1.E2" office:value-type="string">
            <text:p text:style-name="P10"><text:span text:style-name="T19">1. </text:span><text:span text:style-name="T10">человеческое поведение, опыт и познание во многом определены внутренними и иррациональными влечениями;</text:span></text:p>
            <text:p text:style-name="P20">2. эти влечения преимущественно бессознательны;</text:p>
            <text:p text:style-name="P20"/>
            <text:p text:style-name="P10"><text:span text:style-name="T10">Влечения по Фрейду: к жизни, сексуальные, деструктивные. Виды защиты: </text:span><text:span text:style-name="T12">Вытеснение</text:span><text:span text:style-name="T10">, перенос, сублимация.</text:span></text:p>
          </table:table-cell>
        </table:table-row>
        <table:table-row>
          <table:table-cell table:style-name="Таблица1.A2" office:value-type="string">
            <text:p text:style-name="P21">Когнитивная психология</text:p>
          </table:table-cell>
          <table:table-cell table:style-name="Таблица1.A2" office:value-type="string">
            <text:p text:style-name="P2"><text:span text:style-name="T9">11 сентября 1956 года, </text:span><text:a xlink:type="simple" xlink:href="http://ru.wikipedia.org/wiki/Миллер,_Джордж_Армитаж"><text:span text:style-name="T18">Джордж Миллер</text:span></text:a><text:span text:style-name="T9">, Джером Брунер, Ульрик Найссер.</text:span></text:p>
          </table:table-cell>
          <table:table-cell table:style-name="Таблица1.A2" office:value-type="string">
            <text:p text:style-name="P15"><text:span text:style-name="T9">познавательные процессы человеческого </text:span><text:a xlink:type="simple" xlink:href="http://ru.wikipedia.org/wiki/Сознание_(психология)"><text:span text:style-name="T18">сознания</text:span></text:a></text:p>
          </table:table-cell>
          <table:table-cell table:style-name="Таблица1.A2" office:value-type="string">
            <text:p text:style-name="P15"><text:span text:style-name="T9">вопросы </text:span><text:a xlink:type="simple" xlink:href="http://ru.wikipedia.org/wiki/Память"><text:span text:style-name="T16">памяти</text:span></text:a><text:span text:style-name="T9">, </text:span><text:a xlink:type="simple" xlink:href="http://ru.wikipedia.org/wiki/Внимание"><text:span text:style-name="T16">внимания</text:span></text:a><text:span text:style-name="T9">, </text:span><text:a xlink:type="simple" xlink:href="http://ru.wikipedia.org/wiki/Чувства"><text:span text:style-name="T16">чувств</text:span></text:a><text:span text:style-name="T9">, </text:span><text:a xlink:type="simple" xlink:href="http://ru.wikipedia.org/wiki/Представление_информации"><text:span text:style-name="T16">представления информации</text:span></text:a><text:span text:style-name="T9">, </text:span><text:a xlink:type="simple" xlink:href="http://ru.wikipedia.org/wiki/Логическое_мышление"><text:span text:style-name="T16">логического мышления</text:span></text:a><text:span text:style-name="T9">, </text:span><text:a xlink:type="simple" xlink:href="http://ru.wikipedia.org/wiki/Воображение"><text:span text:style-name="T16">воображения</text:span></text:a><text:span text:style-name="T9">, способности к </text:span><text:a xlink:type="simple" xlink:href="http://ru.wikipedia.org/wiki/Теория_принятия_решений"><text:span text:style-name="T16">принятию решений</text:span></text:a><text:span text:style-name="T9">. </text:span></text:p>
            <text:p text:style-name="P15"><text:span text:style-name="T9">Этапы познания: сенсомоторное, иконическое</text:span><text:span text:style-name="T13">(образы)</text:span><text:span text:style-name="T9">, понятийное.</text:span></text:p>
            <text:p text:style-name="P24">{ фото в телефоне за 10.10.12}</text:p>
            <text:p text:style-name="P24">Ассимиляция информации — присопосабливание инф-ии под себя</text:p>
          </table:table-cell>
          <table:table-cell table:style-name="Таблица1.E2" office:value-type="string">
            <text:p text:style-name="P16">познавательные процессы реальны, «что их можно исследовать и даже, может быть, понять».</text:p>
            <text:p text:style-name="P16">В этом случае когнитивная система человека рассматривается как система, имеющая устройства ввода, хранения, вывода информации с учетом ее пропускной способности. </text:p>
          </table:table-cell>
        </table:table-row>
        <table:table-row>
          <table:table-cell table:style-name="Таблица1.A2" office:value-type="string">
            <text:p text:style-name="P3">Психоло<text:span text:style-name="T19">гия деятельности</text:span></text:p>
          </table:table-cell>
          <table:table-cell table:style-name="Таблица1.A2" office:value-type="string">
            <text:p text:style-name="P11"><text:span text:style-name="T6"> </text:span><text:span text:style-name="T15">1920—1930 гг. </text:span><text:a xlink:type="simple" xlink:href="http://ru.wikipedia.org/wiki/Леонтьев,_Алексей_Николаевич"><text:span text:style-name="T16">А. Н. Леонтьевым</text:span></text:a><text:span text:style-name="T6"> </text:span><text:span text:style-name="T9">и </text:span><text:a xlink:type="simple" xlink:href="http://ru.wikipedia.org/wiki/Рубинштейн,_Сергей_Леонидович"><text:span text:style-name="T16">С. Л. Рубинштейном</text:span></text:a></text:p>
          </table:table-cell>
          <table:table-cell table:style-name="Таблица1.A2" office:value-type="string">
            <text:p text:style-name="Table_20_Contents">Деятельность</text:p>
          </table:table-cell>
          <table:table-cell table:style-name="Таблица1.A2" office:value-type="string">
            <text:p text:style-name="P18">1)<text:span text:style-name="T23">мотивы,</text:span>побуждающие субъект к деятельности;полимотивированность<text:span text:style-name="T24">(мотивация)</text:span></text:p>
            <text:p text:style-name="P18">2)<text:span text:style-name="T23">цели </text:span>(результаты), на которые деятельность направлена;</text:p>
            <text:p text:style-name="P18">3) <text:span text:style-name="T23">представление </text:span>о будущем результате <text:soft-page-break/>(антиципация);</text:p>
            <text:p text:style-name="P18">4)<text:span text:style-name="T23">средства</text:span>, с помощью которых деятельность осуществляется</text:p>
            <text:p text:style-name="P23"/>
          </table:table-cell>
          <table:table-cell table:style-name="Таблица1.E2" office:value-type="string">
            <text:p text:style-name="P15"><text:span text:style-name="T9">не сознание определяет деятельность, а </text:span><text:a xlink:type="simple" xlink:href="http://ru.wikipedia.org/wiki/Деятельность"><text:span text:style-name="T16">деятельность</text:span></text:a><text:span text:style-name="T6"> </text:span><text:span text:style-name="T9">определяет </text:span><text:a xlink:type="simple" xlink:href="http://ru.wikipedia.org/wiki/Сознание_(психология)"><text:span text:style-name="T16">сознание</text:span></text:a><text:span text:style-name="T9">.</text:span></text:p>
          </table:table-cell>
        </table:table-row>
        <table:table-row>
          <table:table-cell table:style-name="Таблица1.A2" office:value-type="string">
            <text:p text:style-name="P3">Гуманистическая психология</text:p>
          </table:table-cell>
          <table:table-cell table:style-name="Таблица1.A2" office:value-type="string">
            <text:p text:style-name="P22">1963г,</text:p>
            <text:p text:style-name="P12"><text:a xlink:type="simple" xlink:href="http://ru.wikipedia.org/wiki/Джеймс_Бьюдженталь"><text:span text:style-name="T17">Джеймс Бьюдженталь</text:span></text:a><text:span text:style-name="T11">, </text:span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list xml:id="list18919171841" text:style-name="L1">
              <text:list-item>
                <text:p text:style-name="P17">Человек как целостное существо превосходит сумму своих составляющих (иначе говоря, человек не может быть объяснен в результате научного изучения его частичных функций).</text:p>
              </text:list-item>
              <text:list-item>
                <text:p text:style-name="P19">Человеческое бытие развертывается в контексте человеческих отношений (иначе говоря, человек не может быть объяснен своими частичными функциями, в которых не принимается в расчет межличностный опыт).</text:p>
              </text:list-item>
              <text:list-item>
                <text:p text:style-name="P19">Человек сознает себя (и не может быть понят психологией, не учитывающей его непрерывное, многоуровневое самосознавание).</text:p>
              </text:list-item>
              <text:list-item>
                <text:p text:style-name="P19">Человек имеет выбор (человек не является пассивным наблюдателем процесса своего существования: он творит свой собственный опыт).</text:p>
              </text:list-item>
              <text:list-item>
                <text:p text:style-name="P19">Человек интенциален (человек обращен в будущее; в его жизни есть цель, ценности и смысл).</text:p>
              </text:list-item>
            </text:list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verdana" svg:font-family="verdana, 'Trebuchet MS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2:40:30</meta:creation-date>
    <dc:date>2012-10-12T12:57:45</dc:date>
    <meta:editing-duration>PT11H14M56S</meta:editing-duration>
    <meta:editing-cycles>25</meta:editing-cycles>
    <meta:generator>LibreOffice/3.6$MacOSX_x86 LibreOffice_project/e29a214-2bbed72-0621de6-a97528c-8f066d</meta:generator>
    <meta:document-statistic meta:table-count="1" meta:image-count="0" meta:object-count="0" meta:page-count="4" meta:paragraph-count="58" meta:word-count="355" meta:character-count="3686" meta:non-whitespace-character-count="2824"/>
  </office:meta>
</office:document-meta>
</file>